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es OpenLDAP y cuál es su función en sistemas Linux?</text:p>
      <text:p text:style-name="P4"><text:span text:style-name="Strong_20_Emphasis"><text:span text:style-name="T2">Respuesta 1:</text:span></text:span> OpenLDAP es una implementación de código abierto del protocolo LDAP (Lightweight Directory Access Protocol). Su función principal es actuar como un servidor de directorio, permitiendo la organización y el acceso a datos de directorio en una red.</text:p>
      <text:p text:style-name="P4"><text:span text:style-name="Strong_20_Emphasis"><text:span text:style-name="T2">Pregunta 2:</text:span></text:span> ¿Cuál es el propósito de un servidor LDAP en un entorno empresarial?</text:p>
      <text:p text:style-name="P4"><text:span text:style-name="Strong_20_Emphasis"><text:span text:style-name="T2">Respuesta 2:</text:span></text:span> Un servidor LDAP se utiliza para almacenar y organizar información de directorio, como datos de usuarios, grupos, recursos y otros objetos, facilitando la autenticación y la gestión centralizada.</text:p>
      <text:p text:style-name="P4"><text:span text:style-name="Strong_20_Emphasis"><text:span text:style-name="T2">Pregunta 3:</text:span></text:span> ¿Qué tipo de información se puede almacenar en un servidor OpenLDAP?</text:p>
      <text:p text:style-name="P4"><text:span text:style-name="Strong_20_Emphasis"><text:span text:style-name="T2">Respuesta 3:</text:span></text:span> En un servidor OpenLDAP, se puede almacenar información como perfiles de usuarios, contraseñas, datos de contacto, grupos, políticas de acceso y otra información relacionada con la identidad y los recursos de una organización.</text:p>
      <text:p text:style-name="P4"><text:span text:style-name="Strong_20_Emphasis"><text:span text:style-name="T2">Pregunta 4:</text:span></text:span> ¿Cuál es el archivo de configuración principal de OpenLDAP y dónde se encuentra?</text:p>
      <text:p text:style-name="P4"><text:span text:style-name="Strong_20_Emphasis"><text:span text:style-name="T2">Respuesta 4:</text:span></text:span> El archivo de configuración principal de OpenLDAP es "slapd.conf" y se encuentra en el directorio "/etc/ldap" o "/etc/openldap", dependiendo de la distribución.</text:p>
      <text:p text:style-name="P4"><text:span text:style-name="Strong_20_Emphasis"><text:span text:style-name="T2">Pregunta 5:</text:span></text:span> ¿Qué es el Directorio de Datos Principal (DIT) en OpenLDAP?</text:p>
      <text:p text:style-name="P4"><text:span text:style-name="Strong_20_Emphasis"><text:span text:style-name="T2">Respuesta 5:</text:span></text:span> El Directorio de Datos Principal (DIT) es la estructura de datos que almacena la información en un servidor OpenLDAP, organizada en una jerarquía de entradas, similar a un árbol de directorio.</text:p>
      <text:p text:style-name="P4"><text:span text:style-name="Strong_20_Emphasis"><text:span text:style-name="T2">Pregunta 6:</text:span></text:span> ¿Cuál es el papel del DN (Distingued Name) en una entrada de directorio LDAP?</text:p>
      <text:p text:style-name="P4"><text:span text:style-name="Strong_20_Emphasis"><text:span text:style-name="T2">Respuesta 6:</text:span></text:span> El DN (Distingued Name) es una cadena que identifica de manera única una entrada en el directorio LDAP y se utiliza para ubicar y acceder a la entrada específica.</text:p>
      <text:p text:style-name="P4"><text:span text:style-name="Strong_20_Emphasis"><text:span text:style-name="T2">Pregunta 7:</text:span></text:span> ¿Qué es un esquema LDAP y cuál es su función?</text:p>
      <text:p text:style-name="P4"><text:span text:style-name="Strong_20_Emphasis"><text:span text:style-name="T2">Respuesta 7:</text:span></text:span> Un esquema LDAP define la estructura y los tipos de datos que pueden almacenarse en un servidor LDAP. Define las clases y atributos que pueden utilizarse en las entradas del directorio.</text:p>
      <text:p text:style-name="P4"><text:span text:style-name="Strong_20_Emphasis"><text:span text:style-name="T2">Pregunta 8:</text:span></text:span> ¿Cómo se inicia y se detiene el servicio de OpenLDAP en la mayoría de las distribuciones Linux?</text:p>
      <text:p text:style-name="P4"><text:span text:style-name="Strong_20_Emphasis"><text:span text:style-name="T2">Respuesta 8:</text:span></text:span> En la mayoría de las distribuciones Linux, el servicio de OpenLDAP se inicia con el comando "service slapd start" y se detiene con "service slapd stop".</text:p>
      <text:p text:style-name="P4"><text:soft-page-break/><text:span text:style-name="Strong_20_Emphasis"><text:span text:style-name="T2">Pregunta 9:</text:span></text:span> ¿Qué es el comando "ldapsearch" y cuál es su utilidad en la administración de OpenLDAP?</text:p>
      <text:p text:style-name="P4"><text:span text:style-name="Strong_20_Emphasis"><text:span text:style-name="T2">Respuesta 9:</text:span></text:span> El comando "ldapsearch" se utiliza para buscar y recuperar información de un servidor OpenLDAP. Es una herramienta de consulta que permite verificar la información almacenada en el servidor.</text:p>
      <text:p text:style-name="P4"><text:span text:style-name="Strong_20_Emphasis"><text:span text:style-name="T2">Pregunta 10:</text:span></text:span> ¿Cómo se puede agregar una nueva entrada al directorio LDAP utilizando el comando "ldapadd"?</text:p>
      <text:p text:style-name="P4"><text:span text:style-name="Strong_20_Emphasis"><text:span text:style-name="T2">Respuesta 10:</text:span></text:span> Para agregar una nueva entrada al directorio LDAP, se utiliza el comando "ldapadd" y se proporciona un archivo LDIF (LDAP Data Interchange Format) que describe la entrada.</text:p>
      <text:p text:style-name="P4"><text:span text:style-name="Strong_20_Emphasis"><text:span text:style-name="T2">Pregunta 11:</text:span></text:span> ¿Cuál es la importancia de LDIF en la administración de OpenLDAP?</text:p>
      <text:p text:style-name="P4"><text:span text:style-name="Strong_20_Emphasis"><text:span text:style-name="T2">Respuesta 11:</text:span></text:span> LDIF (LDAP Data Interchange Format) es un formato estándar utilizado para describir y representar datos en el directorio LDAP. Se utiliza para importar, exportar y modificar datos en un servidor LDAP.</text:p>
      <text:p text:style-name="P4"><text:span text:style-name="Strong_20_Emphasis"><text:span text:style-name="T2">Pregunta 12:</text:span></text:span> ¿Cómo se puede realizar la autenticación en un servidor OpenLDAP?</text:p>
      <text:p text:style-name="P4"><text:span text:style-name="Strong_20_Emphasis"><text:span text:style-name="T2">Respuesta 12:</text:span></text:span> La autenticación en un servidor OpenLDAP se realiza a través de la autenticación de nombres de usuario y contraseñas almacenados en el directorio LDAP. Los clientes LDAP pueden autenticarse utilizando sus credenciales.</text:p>
      <text:p text:style-name="P4"><text:span text:style-name="Strong_20_Emphasis"><text:span text:style-name="T2">Pregunta 13:</text:span></text:span> ¿Qué es un "bind DN" en el contexto de la autenticación LDAP?</text:p>
      <text:p text:style-name="P4"><text:span text:style-name="Strong_20_Emphasis"><text:span text:style-name="T2">Respuesta 13:</text:span></text:span> Un "bind DN" es el Distingued Name utilizado para autenticarse en el servidor LDAP. Representa la identidad que realiza la operación de autenticación.</text:p>
      <text:p text:style-name="P4"><text:span text:style-name="Strong_20_Emphasis"><text:span text:style-name="T2">Pregunta 14:</text:span></text:span> ¿Qué es un "bind simple" en el contexto de la autenticación LDAP?</text:p>
      <text:p text:style-name="P4"><text:span text:style-name="Strong_20_Emphasis"><text:span text:style-name="T2">Respuesta 14:</text:span></text:span> Un "bind simple" es un método de autenticación LDAP en el que un cliente se autentica proporcionando un DN y una contraseña válida al servidor LDAP.</text:p>
      <text:p text:style-name="P4"><text:span text:style-name="Strong_20_Emphasis"><text:span text:style-name="T2">Pregunta 15:</text:span></text:span> ¿Qué es una "unidad organizativa" (OU) en un directorio LDAP y cuál es su función?</text:p>
      <text:p text:style-name="P4"><text:span text:style-name="Strong_20_Emphasis"><text:span text:style-name="T2">Respuesta 15:</text:span></text:span> Una "unidad organizativa" (OU) es una estructura de organización utilizada para agrupar y organizar las entradas en un directorio LDAP. Se utiliza para facilitar la administración y la búsqueda de entradas relacionadas.</text:p>
      <text:p text:style-name="P4"><text:span text:style-name="Strong_20_Emphasis"><text:span text:style-name="T2">Pregunta 16:</text:span></text:span> ¿Qué es un "objectClass" en un esquema LDAP y cuál es su papel en la estructura de datos?</text:p>
      <text:p text:style-name="P4"><text:soft-page-break/><text:span text:style-name="Strong_20_Emphasis"><text:span text:style-name="T2">Respuesta 16:</text:span></text:span> Un "objectClass" define las características y propiedades de una entrada en un directorio LDAP. Indica qué atributos son obligatorios y cuáles son opcionales para una entrada específica.</text:p>
      <text:p text:style-name="P4"><text:span text:style-name="Strong_20_Emphasis"><text:span text:style-name="T2">Pregunta 17:</text:span></text:span> ¿Cuál es la función del archivo "slapd.ldif" en OpenLDAP?</text:p>
      <text:p text:style-name="P4"><text:span text:style-name="Strong_20_Emphasis"><text:span text:style-name="T2">Respuesta 17:</text:span></text:span> El archivo "slapd.ldif" contiene la configuración inicial del servidor OpenLDAP, incluyendo la definición de la base de datos y otras configuraciones importantes.</text:p>
      <text:p text:style-name="P4"><text:span text:style-name="Strong_20_Emphasis"><text:span text:style-name="T2">Pregunta 18:</text:span></text:span> ¿Cómo se puede configurar la encriptación SSL/TLS para conexiones LDAP seguras en OpenLDAP?</text:p>
      <text:p text:style-name="P4"><text:span text:style-name="Strong_20_Emphasis"><text:span text:style-name="T2">Respuesta 18:</text:span></text:span> La encriptación SSL/TLS se configura en el archivo de configuración de OpenLDAP y se especifican certificados y claves privadas para asegurar las comunicaciones LDAP.</text:p>
      <text:p text:style-name="P4"><text:span text:style-name="Strong_20_Emphasis"><text:span text:style-name="T2">Pregunta 19:</text:span></text:span> ¿Qué es el protocolo SASL (Simple Authentication and Security Layer) y cómo se relaciona con OpenLDAP?</text:p>
      <text:p text:style-name="P4"><text:span text:style-name="Strong_20_Emphasis"><text:span text:style-name="T2">Respuesta 19:</text:span></text:span> SASL es un protocolo de autenticación extensible utilizado en OpenLDAP para permitir métodos de autenticación personalizados y más seguros que el enlace simple de nombre de usuario y contraseña.</text:p>
      <text:p text:style-name="P4"><text:span text:style-name="Strong_20_Emphasis"><text:span text:style-name="T2">Pregunta 20:</text:span></text:span> ¿Cuál es la diferencia entre OpenLDAP y otros servidores de directorio como Microsoft Active Directory?</text:p>
      <text:p text:style-name="P4"><text:span text:style-name="Strong_20_Emphasis"><text:span text:style-name="T2">Respuesta 20:</text:span></text:span> OpenLDAP es una implementación de código abierto del protocolo LDAP, mientras que Microsoft Active Directory es un servidor de directorio propietario de Microsoft que proporciona servicios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Administración del cliente de red </text:p>
        <text:p text:style-name="MP2">Configuración del servidor OpenLDAP <text:s/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6:01:18.708605420</dc:date>
    <meta:editing-duration>PT8H49M43S</meta:editing-duration>
    <meta:editing-cycles>128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12" meta:character-count="5810" meta:non-whitespace-character-count="4938"/>
  </office:meta>
</office:document-meta>
</file>